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22da0"/>
    </style:style>
    <style:style style:name="T2" style:family="text">
      <style:text-properties officeooo:rsid="0013ef7a"/>
    </style:style>
    <style:style style:name="T3" style:family="text">
      <style:text-properties officeooo:rsid="0015da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Sekėsi gerai, tačiau, kadangi neprisiminiau sintaksės, reikėjo pasiieškoti pagalbos internete. Prisiminiau kaip reikia </text:span><text:span text:style-name="T2">rašyti C kodą, tačiau buvau pamiršęs kaip rašos C sintaksė ir buvo keista palyginus su C++ sintakse (Pavyzdžiui: vietoj „cin &gt;&gt;“ per C yra rašoma „scanf()“, bei duomenų valdymas yra sudėtingesnis C kalboje, nes norint įrašyti duomenį į kintamąjį, neužtenka parašyti „scanf(n)“, ir, norint įrašyti skaičių į kintamąjį, reikia nurodyti, jog bus įrašomas skaičius, bei nurodyti adresą, ir rašoma „snaf(“%d”, &amp;n)“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30:21.008852011</meta:creation-date>
    <dc:date>2022-09-22T11:43:23.079702914</dc:date>
    <meta:editing-duration>PT14M20S</meta:editing-duration>
    <meta:editing-cycles>5</meta:editing-cycles>
    <meta:generator>LibreOffice/7.4.0.3$Linux_X86_64 LibreOffice_project/40$Build-3</meta:generator>
    <meta:document-statistic meta:table-count="0" meta:image-count="0" meta:object-count="0" meta:page-count="1" meta:paragraph-count="1" meta:word-count="74" meta:character-count="531" meta:non-whitespace-character-count="457"/>
  </office:meta>
</office:document-meta>
</file>